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1" svg:font-family="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Ubuntu1" svg:font-family="Ubuntu" style:font-pitch="variable"/>
    <style:font-face style:name="Ubuntu" svg:font-family="Ubuntu" style:font-adornments="Gras" style:font-pitch="variable"/>
    <style:font-face style:name="Ubuntu Condensed" svg:font-family="'Ubuntu Condensed'" style:font-adornments="Gra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writing-mode="lr-tb"/>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2pt" fo:language="fr" fo:country="FR" fo:font-weight="bold" style:font-size-asian="12pt" style:font-weight-asian="bold"/>
    </style:style>
    <style:style style:name="P2" style:family="paragraph" style:parent-style-name="Standard">
      <style:text-properties fo:font-style="italic" officeooo:rsid="000ec212" officeooo:paragraph-rsid="000ec212" style:font-style-asian="italic" style:font-style-complex="italic"/>
    </style:style>
    <style:style style:name="P3" style:family="paragraph" style:parent-style-name="Standard">
      <style:text-properties style:use-window-font-color="true" style:font-name="Ubuntu1" fo:font-size="12pt" fo:language="en" fo:country="GB" fo:font-style="italic" officeooo:rsid="00171967" officeooo:paragraph-rsid="00305c19" style:font-name-asian="Times New Roman" style:font-size-asian="12pt" style:font-style-asian="italic" style:font-name-complex="Arial" style:font-size-complex="10pt" style:language-complex="ar" style:country-complex="SA" style:font-style-complex="italic"/>
    </style:style>
    <style:style style:name="P4" style:family="paragraph" style:parent-style-name="Standard">
      <style:text-properties style:use-window-font-color="true" style:font-name="Ubuntu1" fo:font-size="12pt" fo:language="fr" fo:country="FR" officeooo:rsid="000ec212" style:font-name-asian="Times New Roman" style:font-size-asian="12pt" style:language-asian="zh" style:country-asian="CN" style:font-name-complex="Arial" style:font-size-complex="10pt" style:language-complex="ar" style:country-complex="SA"/>
    </style:style>
    <style:style style:name="P5" style:family="paragraph" style:parent-style-name="Standard">
      <style:text-properties style:use-window-font-color="true" style:font-name="Ubuntu1" fo:font-size="12pt" fo:language="fr" fo:country="FR" officeooo:rsid="000ec212" officeooo:paragraph-rsid="000ec212" style:font-name-asian="Times New Roman" style:font-size-asian="12pt" style:language-asian="zh" style:country-asian="CN" style:font-name-complex="Arial" style:font-size-complex="10pt" style:language-complex="ar" style:country-complex="SA"/>
    </style:style>
    <style:style style:name="P6" style:family="paragraph" style:parent-style-name="Standard">
      <style:text-properties style:use-window-font-color="true" style:font-name="Ubuntu1" fo:font-size="12pt" fo:language="fr" fo:country="FR" officeooo:rsid="000ec212" officeooo:paragraph-rsid="00195823" style:font-name-asian="Times New Roman" style:font-size-asian="12pt" style:language-asian="zh" style:country-asian="CN" style:font-name-complex="Arial" style:font-size-complex="10pt" style:language-complex="ar" style:country-complex="SA"/>
    </style:style>
    <style:style style:name="P7" style:family="paragraph" style:parent-style-name="Standard">
      <style:text-properties style:use-window-font-color="true" style:font-name="Ubuntu1" fo:font-size="12pt" fo:language="fr" fo:country="FR" officeooo:rsid="000ec212" officeooo:paragraph-rsid="0017be9f" style:font-name-asian="Times New Roman" style:font-size-asian="12pt" style:language-asian="zh" style:country-asian="CN" style:font-name-complex="Arial" style:font-size-complex="10pt" style:language-complex="ar" style:country-complex="SA"/>
    </style:style>
    <style:style style:name="P8" style:family="paragraph" style:parent-style-name="Standard">
      <style:text-properties style:use-window-font-color="true" style:font-name="Ubuntu1" fo:font-size="12pt" fo:language="fr" fo:country="FR" officeooo:rsid="00129684" officeooo:paragraph-rsid="00129684" style:font-name-asian="Times New Roman" style:font-size-asian="12pt" style:language-asian="zh" style:country-asian="CN" style:font-name-complex="Arial" style:font-size-complex="10pt" style:language-complex="ar" style:country-complex="SA"/>
    </style:style>
    <style:style style:name="P9" style:family="paragraph" style:parent-style-name="Standard">
      <style:text-properties style:use-window-font-color="true" style:font-name="Ubuntu1" fo:font-size="12pt" fo:language="fr" fo:country="FR" officeooo:rsid="0017be9f" officeooo:paragraph-rsid="001f0b89" style:font-name-asian="Times New Roman" style:font-size-asian="12pt" style:language-asian="zh" style:country-asian="CN" style:font-name-complex="Arial" style:font-size-complex="10pt" style:language-complex="ar" style:country-complex="SA"/>
    </style:style>
    <style:style style:name="P10" style:family="paragraph" style:parent-style-name="Standard">
      <style:text-properties style:use-window-font-color="true" style:font-name="Ubuntu1" fo:font-size="12pt" fo:language="fr" fo:country="FR" officeooo:rsid="00139f05" officeooo:paragraph-rsid="00139f05" style:font-name-asian="Times New Roman" style:font-size-asian="12pt" style:language-asian="zh" style:country-asian="CN" style:font-name-complex="Arial" style:font-size-complex="10pt" style:language-complex="ar" style:country-complex="SA"/>
    </style:style>
    <style:style style:name="P11" style:family="paragraph" style:parent-style-name="Standard">
      <style:text-properties style:use-window-font-color="true" style:font-name="Ubuntu1" fo:font-size="12pt" fo:language="fr" fo:country="FR" officeooo:rsid="00139f05" officeooo:paragraph-rsid="00255799" style:font-name-asian="Times New Roman" style:font-size-asian="12pt" style:language-asian="zh" style:country-asian="CN" style:font-name-complex="Arial" style:font-size-complex="10pt" style:language-complex="ar" style:country-complex="SA"/>
    </style:style>
    <style:style style:name="P12" style:family="paragraph" style:parent-style-name="Standard">
      <style:text-properties style:use-window-font-color="true" style:font-name="Ubuntu1" fo:font-size="12pt" fo:language="fr" fo:country="FR" fo:font-style="italic" officeooo:rsid="0017be9f" officeooo:paragraph-rsid="0017be9f"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13" style:family="paragraph" style:parent-style-name="Standard">
      <style:text-properties style:use-window-font-color="true" style:font-name="Ubuntu1" fo:font-size="12pt" fo:language="fr" fo:country="FR" fo:font-style="italic" officeooo:rsid="00171967" officeooo:paragraph-rsid="00171967"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14" style:family="paragraph" style:parent-style-name="Standard">
      <style:text-properties fo:language="fr" fo:country="FR" style:language-asian="zh" style:country-asian="CN" style:language-complex="ar" style:country-complex="SA"/>
    </style:style>
    <style:style style:name="P15" style:family="paragraph" style:parent-style-name="Standard">
      <style:text-properties fo:language="fr" fo:country="FR" officeooo:rsid="000ec212" officeooo:paragraph-rsid="0017be9f" style:language-asian="zh" style:country-asian="CN" style:language-complex="ar" style:country-complex="SA"/>
    </style:style>
    <style:style style:name="P16" style:family="paragraph" style:parent-style-name="Standard">
      <style:text-properties fo:color="#666666" style:font-name="Ubuntu1" fo:font-size="12pt" fo:language="fr" fo:country="FR" fo:font-style="italic" officeooo:rsid="000ec212" officeooo:paragraph-rsid="000ec212"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17" style:family="paragraph" style:parent-style-name="Standard">
      <style:text-properties fo:color="#666666" style:font-name="Ubuntu1" fo:font-size="12pt" fo:language="fr" fo:country="FR" fo:font-style="italic" officeooo:rsid="0017be9f" officeooo:paragraph-rsid="0017be9f"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18" style:family="paragraph" style:parent-style-name="Standard">
      <style:text-properties fo:color="#666666" style:font-name="Ubuntu1" fo:font-size="12pt" fo:language="fr" fo:country="FR" fo:font-style="italic" officeooo:rsid="00255799" officeooo:paragraph-rsid="00255799"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19" style:family="paragraph" style:parent-style-name="Standard">
      <style:text-properties fo:color="#666666" style:font-name="Ubuntu1" fo:font-size="12pt" fo:language="fr" fo:country="FR" officeooo:rsid="000ec212" officeooo:paragraph-rsid="000ec212" style:font-name-asian="Times New Roman" style:font-size-asian="12pt" style:language-asian="zh" style:country-asian="CN" style:font-name-complex="Arial" style:font-size-complex="10pt" style:language-complex="ar" style:country-complex="SA"/>
    </style:style>
    <style:style style:name="P20" style:family="paragraph" style:parent-style-name="Table_20_Heading">
      <style:text-properties style:font-name="Ubuntu1" fo:language="fr" fo:country="FR" officeooo:rsid="00139f05" officeooo:paragraph-rsid="00139f05" style:language-asian="zh" style:country-asian="CN" style:language-complex="ar" style:country-complex="SA"/>
    </style:style>
    <style:style style:name="P21" style:family="paragraph" style:parent-style-name="Table_20_Contents">
      <style:text-properties style:font-name="Ubuntu1" fo:language="fr" fo:country="FR" style:language-asian="zh" style:country-asian="CN" style:language-complex="ar" style:country-complex="SA"/>
    </style:style>
    <style:style style:name="P22" style:family="paragraph" style:parent-style-name="Table_20_Contents">
      <style:text-properties style:font-name="Ubuntu1" fo:language="fr" fo:country="FR" officeooo:rsid="00139f05" officeooo:paragraph-rsid="00139f05" style:language-asian="zh" style:country-asian="CN" style:language-complex="ar" style:country-complex="SA"/>
    </style:style>
    <style:style style:name="P23" style:family="paragraph" style:parent-style-name="Standard" style:master-page-name="Standard">
      <style:paragraph-properties style:page-number="auto"/>
      <style:text-properties fo:color="#666666" style:font-name="Ubuntu1" fo:font-size="12pt" fo:language="fr" fo:country="FR" fo:font-style="italic" officeooo:rsid="000ec212" officeooo:paragraph-rsid="0016e7e5"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24" style:family="paragraph" style:parent-style-name="Standard" style:list-style-name="L1">
      <style:text-properties fo:color="#666666" fo:language="fr" fo:country="FR" fo:font-style="italic" officeooo:paragraph-rsid="0016e7e5" style:language-asian="zh" style:country-asian="CN" style:font-style-asian="italic" style:language-complex="ar" style:country-complex="SA" style:font-style-complex="italic"/>
    </style:style>
    <style:style style:name="P25" style:family="paragraph" style:parent-style-name="Standard" style:list-style-name="L1">
      <style:text-properties fo:color="#666666" style:font-name="Ubuntu1" fo:font-size="12pt" fo:language="fr" fo:country="FR" fo:font-style="italic" officeooo:rsid="0016e7e5" officeooo:paragraph-rsid="0016e7e5"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26" style:family="paragraph" style:parent-style-name="Standard" style:list-style-name="L1">
      <style:text-properties fo:color="#666666" style:font-name="Ubuntu1" fo:font-size="12pt" fo:language="fr" fo:country="FR" fo:font-style="italic" officeooo:rsid="00171967" officeooo:paragraph-rsid="00171967" style:font-name-asian="Times New Roman" style:font-size-asian="12pt" style:language-asian="zh" style:country-asian="CN" style:font-style-asian="italic" style:font-name-complex="Arial" style:font-size-complex="10pt" style:language-complex="ar" style:country-complex="SA" style:font-style-complex="italic"/>
    </style:style>
    <style:style style:name="P27" style:family="paragraph" style:parent-style-name="Standard" style:list-style-name="L2">
      <style:text-properties fo:language="fr" fo:country="FR" officeooo:paragraph-rsid="0017be9f" style:language-asian="zh" style:country-asian="CN" style:language-complex="ar" style:country-complex="SA"/>
    </style:style>
    <style:style style:name="P28" style:family="paragraph" style:parent-style-name="Standard" style:list-style-name="L3">
      <style:text-properties fo:language="fr" fo:country="FR" officeooo:rsid="001b6ec3" officeooo:paragraph-rsid="001b6ec3" style:language-asian="zh" style:country-asian="CN" style:language-complex="ar" style:country-complex="SA"/>
    </style:style>
    <style:style style:name="P29" style:family="paragraph" style:parent-style-name="Standard" style:list-style-name="L3">
      <style:text-properties fo:language="fr" fo:country="FR" officeooo:paragraph-rsid="00195823" style:language-asian="zh" style:country-asian="CN" style:language-complex="ar" style:country-complex="SA"/>
    </style:style>
    <style:style style:name="P30" style:family="paragraph" style:parent-style-name="Standard" style:list-style-name="L3">
      <style:text-properties fo:language="fr" fo:country="FR" officeooo:rsid="00195823" officeooo:paragraph-rsid="00195823" style:language-asian="zh" style:country-asian="CN" style:language-complex="ar" style:country-complex="SA"/>
    </style:style>
    <style:style style:name="P31" style:family="paragraph" style:parent-style-name="Standard" style:list-style-name="L4">
      <style:text-properties fo:language="fr" fo:country="FR" officeooo:paragraph-rsid="00129684" style:language-asian="zh" style:country-asian="CN" style:language-complex="ar" style:country-complex="SA"/>
    </style:style>
    <style:style style:name="P32" style:family="paragraph" style:parent-style-name="Standard" style:list-style-name="L2">
      <style:text-properties style:use-window-font-color="true" style:font-name="Ubuntu1" fo:font-size="12pt" fo:language="fr" fo:country="FR" officeooo:rsid="000ec212" officeooo:paragraph-rsid="0017be9f" style:font-name-asian="Times New Roman" style:font-size-asian="12pt" style:language-asian="zh" style:country-asian="CN" style:font-name-complex="Arial" style:font-size-complex="10pt" style:language-complex="ar" style:country-complex="SA"/>
    </style:style>
    <style:style style:name="P33" style:family="paragraph" style:parent-style-name="Standard" style:list-style-name="L4">
      <style:text-properties style:use-window-font-color="true" style:font-name="Ubuntu1" fo:font-size="12pt" fo:language="fr" fo:country="FR" officeooo:rsid="00129684" officeooo:paragraph-rsid="00129684" style:font-name-asian="Times New Roman" style:font-size-asian="12pt" style:language-asian="zh" style:country-asian="CN" style:font-name-complex="Arial" style:font-size-complex="10pt" style:language-complex="ar" style:country-complex="SA"/>
    </style:style>
    <style:style style:name="P34" style:family="paragraph" style:parent-style-name="Standard">
      <style:text-properties style:use-window-font-color="true" style:font-name="Ubuntu1" fo:font-size="12pt" fo:language="fr" fo:country="FR" officeooo:rsid="00129684" officeooo:paragraph-rsid="005754fd" style:font-name-asian="Times New Roman" style:font-size-asian="12pt" style:language-asian="zh" style:country-asian="CN" style:font-name-complex="Arial" style:font-size-complex="10pt" style:language-complex="ar" style:country-complex="SA"/>
    </style:style>
    <style:style style:name="P35" style:family="paragraph" style:parent-style-name="Standard">
      <style:text-properties style:use-window-font-color="true" style:font-name="Ubuntu1" fo:font-size="12pt" fo:language="fr" fo:country="FR" officeooo:rsid="00129684" officeooo:paragraph-rsid="00598207" style:font-name-asian="Times New Roman" style:font-size-asian="12pt" style:language-asian="zh" style:country-asian="CN" style:font-name-complex="Arial" style:font-size-complex="10pt" style:language-complex="ar" style:country-complex="SA"/>
    </style:style>
    <style:style style:name="P36" style:family="paragraph" style:parent-style-name="Standard">
      <style:text-properties style:use-window-font-color="true" style:font-name="Ubuntu1" fo:font-size="12pt" fo:language="en" fo:country="GB" officeooo:rsid="000ec212" officeooo:paragraph-rsid="0053b2a4" style:font-name-asian="Times New Roman" style:font-size-asian="12pt" style:font-name-complex="Arial" style:font-size-complex="10pt" style:language-complex="ar" style:country-complex="SA"/>
    </style:style>
    <style:style style:name="P37" style:family="paragraph" style:parent-style-name="Standard">
      <style:text-properties officeooo:paragraph-rsid="00598207"/>
    </style:style>
    <style:style style:name="P38" style:family="paragraph" style:parent-style-name="Heading_20_3">
      <style:text-properties style:use-window-font-color="true" style:font-name="Ubuntu Condensed" fo:font-size="14pt" fo:language="fr" fo:country="FR" fo:font-weight="bold" officeooo:rsid="0033ef1a" style:font-name-asian="Times New Roman" style:font-size-asian="12pt" style:language-asian="zh" style:country-asian="CN" style:font-name-complex="Arial" style:font-size-complex="10pt" style:language-complex="ar" style:country-complex="SA"/>
    </style:style>
    <style:style style:name="P39" style:family="paragraph" style:parent-style-name="Heading_20_3">
      <style:text-properties style:use-window-font-color="true" style:font-name="Ubuntu Condensed" fo:font-size="14pt" fo:language="fr" fo:country="FR" fo:font-weight="bold" officeooo:rsid="0033ef1a" officeooo:paragraph-rsid="000ec212" style:font-name-asian="Times New Roman" style:font-size-asian="12pt" style:language-asian="zh" style:country-asian="CN" style:font-name-complex="Arial" style:font-size-complex="10pt" style:language-complex="ar" style:country-complex="SA"/>
    </style:style>
    <style:style style:name="P40" style:family="paragraph" style:parent-style-name="Heading_20_3">
      <style:text-properties style:use-window-font-color="true" style:font-name="Ubuntu Condensed" fo:font-size="14pt" fo:language="fr" fo:country="FR" fo:font-weight="bold" officeooo:rsid="0017be9f" officeooo:paragraph-rsid="001f0b89" style:font-name-asian="Times New Roman" style:font-size-asian="12pt" style:language-asian="zh" style:country-asian="CN" style:font-name-complex="Arial" style:font-size-complex="10pt" style:language-complex="ar" style:country-complex="SA"/>
    </style:style>
    <style:style style:name="P41" style:family="paragraph" style:parent-style-name="Heading_20_3">
      <style:text-properties fo:language="fr" fo:country="FR" style:language-asian="zh" style:country-asian="CN" style:language-complex="ar" style:country-complex="SA"/>
    </style:style>
    <style:style style:name="P42" style:family="paragraph" style:parent-style-name="Heading_20_2">
      <style:text-properties fo:language="fr" fo:country="FR" style:language-asian="zh" style:country-asian="CN" style:language-complex="ar" style:country-complex="SA"/>
    </style:style>
    <style:style style:name="P43" style:family="paragraph" style:parent-style-name="Heading_20_2">
      <style:paragraph-properties fo:break-before="page"/>
      <style:text-properties style:use-window-font-color="true" style:font-name="Ubuntu" fo:font-size="19.6000003814697pt" fo:language="fr" fo:country="FR" fo:font-weight="bold" style:font-name-asian="Droid Sans Fallback" style:font-size-asian="16.1000003814697pt" style:language-asian="zh" style:country-asian="CN" style:font-weight-asian="bold" style:font-name-complex="FreeSans2" style:font-size-complex="16.1000003814697pt" style:language-complex="ar" style:country-complex="SA" style:font-weight-complex="600"/>
    </style:style>
    <style:style style:name="T1" style:family="text">
      <style:text-properties officeooo:rsid="000ec212"/>
    </style:style>
    <style:style style:name="T2" style:family="text">
      <style:text-properties style:use-window-font-color="true" style:font-name="Ubuntu1" fo:font-size="12pt" style:font-name-asian="Times New Roman" style:font-size-asian="12pt" style:font-name-complex="Arial" style:font-size-complex="10pt"/>
    </style:style>
    <style:style style:name="T3" style:family="text">
      <style:text-properties style:use-window-font-color="true" style:font-name="Ubuntu1" fo:font-size="12pt" officeooo:rsid="0017be9f" style:font-name-asian="Times New Roman" style:font-size-asian="12pt" style:font-name-complex="Arial" style:font-size-complex="10pt"/>
    </style:style>
    <style:style style:name="T4" style:family="text">
      <style:text-properties style:use-window-font-color="true" style:font-name="Ubuntu1" fo:font-size="12pt" officeooo:rsid="00195823" style:font-name-asian="Times New Roman" style:font-size-asian="12pt" style:font-name-complex="Arial" style:font-size-complex="10pt"/>
    </style:style>
    <style:style style:name="T5" style:family="text">
      <style:text-properties style:use-window-font-color="true" style:font-name="Ubuntu1" fo:font-size="12pt" officeooo:rsid="00198784" style:font-name-asian="Times New Roman" style:font-size-asian="12pt" style:font-name-complex="Arial" style:font-size-complex="10pt"/>
    </style:style>
    <style:style style:name="T6" style:family="text">
      <style:text-properties style:use-window-font-color="true" style:font-name="Ubuntu1" fo:font-size="12pt" officeooo:rsid="0032839b" style:font-name-asian="Times New Roman" style:font-size-asian="12pt" style:font-name-complex="Arial" style:font-size-complex="10pt"/>
    </style:style>
    <style:style style:name="T7" style:family="text">
      <style:text-properties style:use-window-font-color="true" style:font-name="Ubuntu1" fo:font-size="12pt" officeooo:rsid="000ec212" style:font-name-asian="Times New Roman" style:font-size-asian="12pt" style:font-name-complex="Arial" style:font-size-complex="10pt"/>
    </style:style>
    <style:style style:name="T8" style:family="text">
      <style:text-properties style:use-window-font-color="true" style:font-name="Ubuntu1" fo:font-size="12pt" officeooo:rsid="00129684" style:font-name-asian="Times New Roman" style:font-size-asian="12pt" style:font-name-complex="Arial" style:font-size-complex="10pt"/>
    </style:style>
    <style:style style:name="T9" style:family="text">
      <style:text-properties style:use-window-font-color="true" style:font-name="Ubuntu1" fo:font-size="12pt" officeooo:rsid="00139f05" style:font-name-asian="Times New Roman" style:font-size-asian="12pt" style:font-name-complex="Arial" style:font-size-complex="10pt"/>
    </style:style>
    <style:style style:name="T10" style:family="text">
      <style:text-properties style:use-window-font-color="true" style:font-name="Ubuntu1" fo:font-size="12pt" officeooo:rsid="001f0b89" style:font-name-asian="Times New Roman" style:font-size-asian="12pt" style:font-name-complex="Arial" style:font-size-complex="10pt"/>
    </style:style>
    <style:style style:name="T11" style:family="text">
      <style:text-properties style:use-window-font-color="true" style:font-name="Ubuntu1" fo:font-size="12pt" officeooo:rsid="00368944" style:font-name-asian="Times New Roman" style:font-size-asian="12pt" style:font-name-complex="Arial" style:font-size-complex="10pt"/>
    </style:style>
    <style:style style:name="T12" style:family="text">
      <style:text-properties style:use-window-font-color="true" style:font-name="Ubuntu1" fo:font-size="12pt" officeooo:rsid="0038bb83" style:font-name-asian="Times New Roman" style:font-size-asian="12pt" style:font-name-complex="Arial" style:font-size-complex="10pt"/>
    </style:style>
    <style:style style:name="T13" style:family="text">
      <style:text-properties style:use-window-font-color="true" style:font-name="Ubuntu1" fo:font-size="12pt" fo:language="fr" fo:country="FR" officeooo:rsid="00129684" style:font-name-asian="Times New Roman" style:font-size-asian="12pt" style:language-asian="zh" style:country-asian="CN" style:font-name-complex="Arial" style:font-size-complex="10pt" style:language-complex="ar" style:country-complex="SA"/>
    </style:style>
    <style:style style:name="T14" style:family="text">
      <style:text-properties style:use-window-font-color="true" style:font-name="Ubuntu1" fo:font-size="12pt" fo:language="fr" fo:country="FR" officeooo:rsid="00139f05" style:font-name-asian="Times New Roman" style:font-size-asian="12pt" style:language-asian="zh" style:country-asian="CN" style:font-name-complex="Arial" style:font-size-complex="10pt" style:language-complex="ar" style:country-complex="SA"/>
    </style:style>
    <style:style style:name="T15" style:family="text">
      <style:text-properties style:use-window-font-color="true" style:font-name="Ubuntu1" fo:font-size="12pt" fo:language="fr" fo:country="FR" officeooo:rsid="005754fd" style:font-name-asian="Times New Roman" style:font-size-asian="12pt" style:language-asian="zh" style:country-asian="CN" style:font-name-complex="Arial" style:font-size-complex="10pt" style:language-complex="ar" style:country-complex="SA"/>
    </style:style>
    <style:style style:name="T16" style:family="text">
      <style:text-properties officeooo:rsid="00129684"/>
    </style:style>
    <style:style style:name="T17" style:family="text">
      <style:text-properties officeooo:rsid="00139f05"/>
    </style:style>
    <style:style style:name="T18" style:family="text">
      <style:text-properties officeooo:rsid="0016e7e5"/>
    </style:style>
    <style:style style:name="T19" style:family="text">
      <style:text-properties officeooo:rsid="00195823"/>
    </style:style>
    <style:style style:name="T20" style:family="text">
      <style:text-properties officeooo:rsid="001f0b89"/>
    </style:style>
    <style:style style:name="T21" style:family="text">
      <style:text-properties officeooo:rsid="00209f08"/>
    </style:style>
    <style:style style:name="T22" style:family="text">
      <style:text-properties officeooo:rsid="0022a637"/>
    </style:style>
    <style:style style:name="T23" style:family="text">
      <style:text-properties officeooo:rsid="002480d7"/>
    </style:style>
    <style:style style:name="T24" style:family="text">
      <style:text-properties officeooo:rsid="0026969e"/>
    </style:style>
    <style:style style:name="T25" style:family="text">
      <style:text-properties style:font-name="Ubuntu1" fo:language="fr" fo:country="FR" style:language-asian="zh" style:country-asian="CN" style:language-complex="ar" style:country-complex="SA"/>
    </style:style>
    <style:style style:name="T26" style:family="text">
      <style:text-properties style:font-name="Ubuntu1" fo:language="fr" fo:country="FR" officeooo:rsid="005754fd" style:language-asian="zh" style:country-asian="CN" style:language-complex="ar" style:country-complex="SA"/>
    </style:style>
    <style:style style:name="T27" style:family="text">
      <style:text-properties style:font-name="Ubuntu1" fo:font-size="12pt" officeooo:rsid="0016e7e5" style:font-name-asian="Times New Roman" style:font-size-asian="12pt" style:font-name-complex="Arial" style:font-size-complex="10pt"/>
    </style:style>
    <style:style style:name="T28" style:family="text">
      <style:text-properties style:font-name="Ubuntu1" fo:font-size="12pt" officeooo:rsid="00171967" style:font-name-asian="Times New Roman" style:font-size-asian="12pt" style:font-name-complex="Arial" style:font-size-complex="10pt"/>
    </style:style>
    <style:style style:name="T29" style:family="text">
      <style:text-properties officeooo:rsid="0033ef1a"/>
    </style:style>
    <style:style style:name="T30" style:family="text">
      <style:text-properties officeooo:rsid="0038517e"/>
    </style:style>
    <style:style style:name="T31" style:family="text">
      <style:text-properties officeooo:rsid="0038b875"/>
    </style:style>
    <style:style style:name="T32" style:family="text">
      <style:text-properties officeooo:rsid="0009d18f"/>
    </style:style>
    <style:style style:name="T33" style:family="text">
      <style:text-properties fo:color="#666666"/>
    </style:style>
    <style:style style:name="T34" style:family="text">
      <style:text-properties fo:color="#666666" style:font-name="Ubuntu1" fo:font-size="12pt" fo:language="fr" fo:country="FR" style:font-name-asian="Times New Roman" style:font-size-asian="12pt" style:language-asian="zh" style:country-asian="CN" style:font-name-complex="Arial" style:font-size-complex="10pt" style:language-complex="ar" style:country-complex="SA"/>
    </style:style>
    <style:style style:name="T35" style:family="text">
      <style:text-properties fo:color="#666666" style:font-name="Ubuntu1" fo:language="fr" fo:country="FR" style:language-asian="zh" style:country-asian="CN" style:language-complex="ar" style:country-complex="SA"/>
    </style:style>
    <style:style style:name="T36" style:family="text">
      <style:text-properties fo:color="#666666" fo:language="fr" fo:country="FR" style:language-asian="zh" style:country-asian="CN"/>
    </style:style>
    <style:style style:name="T37" style:family="text">
      <style:text-properties fo:color="#666666" fo:language="fr" fo:country="FR" officeooo:rsid="002c82d1" style:language-asian="zh" style:country-asian="CN"/>
    </style:style>
    <style:style style:name="T38" style:family="text">
      <style:text-properties fo:color="#666666" fo:language="fr" fo:country="FR" fo:font-style="italic" style:language-asian="zh" style:country-asian="CN" style:font-style-asian="italic" style:font-style-complex="italic"/>
    </style:style>
    <style:style style:name="T39" style:family="text">
      <style:text-properties fo:color="#666666" fo:language="fr" fo:country="FR" fo:font-style="italic" officeooo:rsid="003aacac" style:language-asian="zh" style:country-asian="CN" style:font-style-asian="italic" style:font-style-complex="italic"/>
    </style:style>
    <style:style style:name="T40" style:family="text">
      <style:text-properties fo:color="#666666" fo:font-style="italic" style:font-style-asian="italic" style:font-style-complex="italic"/>
    </style:style>
    <style:style style:name="T41" style:family="text">
      <style:text-properties officeooo:rsid="0055a72c"/>
    </style:style>
    <style:style style:name="T42" style:family="text">
      <style:text-properties officeooo:rsid="005754f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Le projet <text:span text:style-name="T18">est a réaliser par groupe de deux ou trois. Il fera l’objet de deux notes, une pour chaque partie. Vous ferez un rendu par mail avec :</text:span></text:p>
      <text:list xml:id="list2339935439" text:style-name="L1">
        <text:list-item>
          <text:p text:style-name="P24"><text:span text:style-name="T27">Le sujet du mail «Projet IHM - <text:s/>» suivis </text:span><text:span text:style-name="T28">de votre groupe de TP puis </text:span><text:span text:style-name="T27">des noms des différents étudiants par ordre alphabétique.</text:span></text:p>
        </text:list-item>
        <text:list-item>
          <text:p text:style-name="P25">En copie du mail, toutes les personnes qui ont travaillé sur le projet.</text:p>
        </text:list-item>
        <text:list-item>
          <text:p text:style-name="P25">En pièce jointe votre dossier au format PDF (partie 1) ou votre archive au format ZIP (partie 2).</text:p>
        </text:list-item>
        <text:list-item>
          <text:p text:style-name="P26">N’oubliez pas, même si cela vous parait évident, de préciser dans le corps du mail de quoi il s’agit.</text:p>
        </text:list-item>
      </text:list>
      <text:p text:style-name="P13"/>
      <text:p text:style-name="P14"/>
      <text:list xml:id="list2651580395" text:style-name="WW8Num1">
        <text:list-item>
          <text:list>
            <text:list-item>
              <text:list>
                <text:list-item>
                  <text:h text:style-name="P39" text:outline-level="3"><text:span text:style-name="T41">Contexte, p</text:span>roblématique</text:h>
                </text:list-item>
              </text:list>
            </text:list-item>
          </text:list>
        </text:list-item>
      </text:list>
      <text:p text:style-name="P5"/>
      <text:p text:style-name="P15"><text:span text:style-name="T2">La PME Blanche minoterie, </text:span><text:span text:style-name="T3">vend</text:span><text:span text:style-name="T2"> une gamme de farines et d’aides culinaires pour la pâtisserie. </text:span><text:span text:style-name="T4">La gamme de produit est constitué d’une quinzaine de farine de qualité supérieur, labellisé bio et issue de l’agriculture locale. En outre elle réalise des mélanges spécifique pour certains plats (farine spéciale pour croissant). </text:span><text:span text:style-name="T5">Elle a déjà une large clientèle de professionnel (B2B) qui lui assure un chiffre d’affaire stable.</text:span></text:p>
      <text:p text:style-name="P7"/>
      <text:p text:style-name="P15"><text:span text:style-name="T6">La minoterie</text:span><text:span text:style-name="T3"> souhaite </text:span></text:p>
      <text:list xml:id="list1026036640" text:style-name="L2">
        <text:list-item>
          <text:p text:style-name="P27"><text:span text:style-name="T3">développer la vente</text:span><text:span text:style-name="T7"> vers le grand public </text:span><text:span text:style-name="T3">(B2C)</text:span></text:p>
        </text:list-item>
        <text:list-item>
          <text:p text:style-name="P32">ajouter à son site web (vitrine + marchand) un module de recettes afin de sensibiliser le grand public à l’utilisation de ses produits.</text:p>
        </text:list-item>
      </text:list>
      <text:p text:style-name="P5"/>
      <text:h text:style-name="P43" text:outline-level="2"><text:span text:style-name="T1">Partie</text:span> <text:span text:style-name="T32">1 </text:span>: <text:span text:style-name="T1">Analyse et Conception</text:span></text:h>
      <text:p text:style-name="P2"><text:span text:style-name="T34">Cette partie est à rendre avant le 26 février par mail à l’adresse </text:span><text:a xlink:type="simple" xlink:href="mailto:nathanael.martel@univ-grenoble-alpes.fr" text:style-name="Internet_20_link" text:visited-style-name="Visited_20_Internet_20_Link"><text:span text:style-name="T35">nathanael.martel@univ-grenoble-alpes.fr</text:span></text:a></text:p>
      <text:p text:style-name="P16">Les deux séances de TD y seront dédié<text:span text:style-name="T18">s</text:span>.</text:p>
      <text:p text:style-name="P3"><text:span text:style-name="T36">Vous pouvez vous baser sur ce document </text:span><text:span text:style-name="T37">(https://cours.nathanaelmartel.net/uga/ihm/Projet-partie1.odt) </text:span><text:span text:style-name="T36">pour votre réponse à la partie 1. Faites en sorte de faire ressortir vos réponses.</text:span></text:p>
      <text:list xml:id="list93843748888796" text:continue-list="list2651580395" text:style-name="WW8Num1">
        <text:list-item>
          <text:h text:style-name="P38" text:outline-level="3">Question 1 : Personas</text:h>
        </text:list-item>
      </text:list>
      <text:p text:style-name="P6">Identifiez les catégories de personnes <text:span text:style-name="T16">cliente de la minoterie.</text:span></text:p>
      <text:p text:style-name="P6"/>
      <text:p text:style-name="P6"><text:span text:style-name="T16">T</text:span>rouvez leurs caractéristiques<text:span text:style-name="T19"> : </text:span></text:p>
      <text:list xml:id="list1429634296" text:style-name="L3">
        <text:list-item>
          <text:p text:style-name="P28"><text:span text:style-name="T4">Q</text:span><text:span text:style-name="T2">uels sont leurs objectifs, leur motivation </text:span><text:span text:style-name="T8">à venir sur le site et à commander en ligne ?</text:span></text:p>
        </text:list-item>
        <text:list-item>
          <text:p text:style-name="P29"><text:span text:style-name="T4">Comment accèdent-ils à internet, dans quelles </text:span><text:span text:style-name="T5">environnement</text:span><text:span text:style-name="T4"> et avec quel</text:span><text:span text:style-name="T11">s</text:span><text:span text:style-name="T4"> outils ?</text:span></text:p>
        </text:list-item>
        <text:list-item>
          <text:p text:style-name="P30"><text:span text:style-name="T2">Sont-il</text:span><text:span text:style-name="T11">s</text:span><text:span text:style-name="T2"> à l’aise avec le web et les outils numérique qu’ils utilisent ?</text:span></text:p>
        </text:list-item>
        <text:list-item>
          <text:p text:style-name="P30"><text:span text:style-name="T2">Quelles sont leurs connaissance</text:span><text:span text:style-name="T5">s</text:span><text:span text:style-name="T2"> en matière de cuisine et de farine ?</text:span></text:p>
        </text:list-item>
      </text:list>
      <text:p text:style-name="P6"/>
      <text:p text:style-name="P6"><text:span text:style-name="T19">Avec ces données, c</text:span>réez <text:span text:style-name="T30">au moins deux</text:span> personas, <text:span text:style-name="T31">incluant un nom et une photo.</text:span></text:p>
      <text:p text:style-name="P4"/>
      <text:list xml:id="list93843944311379" text:continue-list="list93843748888796" text:style-name="WW8Num1">
        <text:list-item>
          <text:h text:style-name="P41" text:outline-level="3">Question 2 : Scénario utilisateur</text:h>
        </text:list-item>
      </text:list>
      <text:p text:style-name="P34">Déterminer un scénario utilisateur, depuis l’arrivé sur le site jusqu’à la validation de la commande. <text:span text:style-name="T42">Ce scénario doit être du point de vue de l’utilisateur.</text:span></text:p>
      <text:p text:style-name="P34"/>
      <text:p text:style-name="P34">Adaptez ce scénario pour qu'il prenne en compte les spécificités des personas. </text:p>
      <text:p text:style-name="P34"/>
      <text:p text:style-name="P34">Précisez si les tâches sont obligatoires ou facultatives et identifiez celles qui peuvent être récurrentes.</text:p>
      <text:list xml:id="list93844924100013" text:continue-numbering="true" text:style-name="WW8Num1">
        <text:list-item>
          <text:h text:style-name="P38" text:outline-level="3">Question 3 : Analyse et Test </text:h>
        </text:list-item>
      </text:list>
      <text:p text:style-name="P37"><text:span text:style-name="T13">Prenez </text:span><text:span text:style-name="T14">trois</text:span><text:span text:style-name="T13"> sites concurrent </text:span><text:span text:style-name="T15">dans la liste ci-dessous </text:span><text:span text:style-name="T13">et analysez pas à pas les du points de vue de vos personas. </text:span></text:p>
      <text:p text:style-name="P37"><text:span text:style-name="T13"/></text:p>
      <text:p text:style-name="P37"><text:span text:style-name="T13">À partir d’un produit : </text:span></text:p>
      <text:p text:style-name="P37"><text:a xlink:type="simple" xlink:href="http://www.bellotminoteries.fr/acheter#!/Farine-Bio-Poitou-Charentes-T65-1kg/p/52609194/category=0" text:style-name="Internet_20_link" text:visited-style-name="Visited_20_Internet_20_Link"><text:span text:style-name="T13">http://www.bellotminoteries.fr/acheter#!/Farine-Bio-Poitou-Charentes-T65-1kg/p/52609194/category=0</text:span></text:a></text:p>
      <text:p text:style-name="P37"><text:a xlink:type="simple" xlink:href="https://www.rootsalad.com/marketplace/producto/harina-pan-maiz-blanco/" text:style-name="Internet_20_link" text:visited-style-name="Visited_20_Internet_20_Link"><text:span text:style-name="T13">https://www.rootsalad.com/marketplace/producto/harina-pan-maiz-blanco/</text:span></text:a></text:p>
      <text:p text:style-name="P37"><text:soft-page-break/><text:a xlink:type="simple" xlink:href="https://www.mrbelli.com/fr/le-sec/837-farine-0-ag-manitoba-5-kg-molino-chiavazza-8014601250353.html" text:style-name="Internet_20_link" text:visited-style-name="Visited_20_Internet_20_Link"><text:span text:style-name="T13">https://www.mrbelli.com/fr/le-sec/837-farine-0-ag-manitoba-5-kg-molino-chiavazza-8014601250353.html</text:span></text:a></text:p>
      <text:p text:style-name="P35"/>
      <text:p text:style-name="P35">À partir d’une recette :</text:p>
      <text:p text:style-name="P37"><text:a xlink:type="simple" xlink:href="http://www.cuisineaz.com/recettes/brownies-aux-amandes-et-au-chocolat-76140.aspx" text:style-name="Internet_20_link" text:visited-style-name="Visited_20_Internet_20_Link"><text:span text:style-name="T13">http://www.cuisineaz.com/recettes/brownies-aux-amandes-et-au-chocolat-76140.aspx</text:span></text:a></text:p>
      <text:p text:style-name="P37"><text:a xlink:type="simple" xlink:href="http://www.odelices.com/recette/mini-galette-aux-pommes-facon-pie-pops-r4689/" text:style-name="Internet_20_link" text:visited-style-name="Visited_20_Internet_20_Link"><text:span text:style-name="T13">http://www.odelices.com/recette/mini-galette-aux-pommes-facon-pie-pops-r4689/</text:span></text:a></text:p>
      <text:p text:style-name="P37"><text:a xlink:type="simple" xlink:href="http://www.vincent-traiteur.com/recipe-items/lotte-aux-lardons-et-aux-citrons-confits/" text:style-name="Internet_20_link" text:visited-style-name="Visited_20_Internet_20_Link"><text:span text:style-name="T13">http://www.vincent-traiteur.com/recipe-items/lotte-aux-lardons-et-aux-citrons-confits/</text:span></text:a></text:p>
      <text:p text:style-name="P35"/>
      <text:p text:style-name="P37"><text:span text:style-name="T13">À chaque étape </text:span><text:span text:style-name="T14">précisez comment l’interface vous aide à répondre à ces questions</text:span><text:span text:style-name="T13"> :</text:span></text:p>
      <text:list xml:id="list1144411329" text:style-name="L4">
        <text:list-item>
          <text:p text:style-name="P33">Où suis-je ? Quel élément de l’interface me donne ces informations.</text:p>
        </text:list-item>
        <text:list-item>
          <text:p text:style-name="P31"><text:span text:style-name="T8">Où est-ce que je peux aller ? </text:span><text:span text:style-name="T9">Quels sont les actions possible de utilisateur</text:span></text:p>
        </text:list-item>
        <text:list-item>
          <text:p text:style-name="P33">Pourquoi je dois aller la bas ? Qu'est ce que je vais y trouver ? Quels sont les indices que me donne l’interface pour le savoir.</text:p>
        </text:list-item>
        <text:list-item>
          <text:p text:style-name="P31"><text:span text:style-name="T8">Comment j'y vais ? Comment je reviens ? </text:span><text:span text:style-name="T9">Par quel moyen </text:span><text:span text:style-name="T8">l’interface me </text:span><text:span text:style-name="T12">g</text:span><text:span text:style-name="T9">uide.</text:span></text:p>
        </text:list-item>
      </text:list>
      <text:p text:style-name="P8"/>
      <text:p text:style-name="P8">Remplissez le tableau :</text:p>
      <text:p text:style-name="P8"/>
      <table:table table:name="Tableau1" table:style-name="Tableau1">
        <table:table-column table:style-name="Tableau1.A" table:number-columns-repeated="5"/>
        <table:table-header-rows>
          <table:table-row>
            <table:table-cell table:style-name="Tableau1.A1" office:value-type="string">
              <text:p text:style-name="P20">Nom <text:s/>de l’étape</text:p>
            </table:table-cell>
            <table:table-cell table:style-name="Tableau1.A1" office:value-type="string">
              <text:p text:style-name="P20">Où suis-je ?</text:p>
            </table:table-cell>
            <table:table-cell table:style-name="Tableau1.A1" office:value-type="string">
              <text:p text:style-name="P20">Où est-ce que je peux aller ?</text:p>
            </table:table-cell>
            <table:table-cell table:style-name="Tableau1.A1" office:value-type="string">
              <text:p text:style-name="P20">Pourquoi je dois aller là bas ?</text:p>
            </table:table-cell>
            <table:table-cell table:style-name="Tableau1.E1" office:value-type="string">
              <text:p text:style-name="P20">Comment j’y vais ? Comment je reviens ?</text:p>
            </table:table-cell>
          </table:table-row>
        </table:table-header-rows>
        <table:table-row>
          <table:table-cell table:style-name="Tableau1.A2" office:value-type="string">
            <text:p text:style-name="P22"/>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row>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
          </table:table-cell>
        </table:table-row>
      </table:table>
      <text:p text:style-name="P8"/>
      <text:list xml:id="list93844219189509" text:continue-list="list93844924100013" text:style-name="WW8Num1">
        <text:list-item>
          <text:h text:style-name="P40" text:outline-level="3">Question <text:span text:style-name="T21">4</text:span> : <text:span text:style-name="T29">Vos recommandations</text:span></text:h>
        </text:list-item>
      </text:list>
      <text:p text:style-name="P9"><text:span text:style-name="T10">Déduisez </text:span><text:span text:style-name="T20">à partir des questions précédente</text:span><text:span text:style-name="T10"> les éléments que vous devez inclure dans votre </text:span><text:span text:style-name="T29">interface.</text:span></text:p>
      <text:list xml:id="list93844941057397" text:continue-numbering="true" text:style-name="WW8Num1">
        <text:list-item>
          <text:h text:style-name="P41" text:outline-level="3">Question <text:span text:style-name="T21">5</text:span> : <text:span text:style-name="T24">Maquette</text:span> (diagramme fil de fer / zoning)</text:h>
        </text:list-item>
      </text:list>
      <text:p text:style-name="P10">Réalisez dans un premier temps une maquette au crayon sur papier vous permettant de positionner les différents éléments de votre interface. <text:span text:style-name="T33">Prenez</text:span><text:span text:style-name="T40"> le en photo pour l’inclure dans votre dossier.</text:span></text:p>
      <text:p text:style-name="P12"/>
      <text:p text:style-name="P17">Notez, que pour la suite, votre interface devra comporter à minima la présentation d’une recette, la possibilité de la noter et la possibilité de mettre de la farine au panier dans le but de l’acheter.</text:p>
      <text:p text:style-name="P10"/>
      <text:p text:style-name="P10"><text:span text:style-name="T22">Pour pouvoir l’améliorer, t</text:span>estez le comme dans la question <text:span text:style-name="T22">3</text:span>. <text:span text:style-name="T23">Donnez les points d’amélioration possible.</text:span></text:p>
      <text:p text:style-name="P10"><text:soft-page-break/></text:p>
      <text:p text:style-name="P11">Refaite votre diagramme fil de fer à l’ordinateur en utilisant un logiciel adapté. <text:span text:style-name="T23">Intégrez-y les points d’amélioration que vous avez détecté précédemment.</text:span></text:p>
      <text:p text:style-name="P11"/>
      <text:p text:style-name="P18">Outils en ligne : https://wireframe.cc/, http://mocknow.com, http://cacoo.com, http://lumzy.com/, http://framebox.org/ … </text:p>
      <text:p text:style-name="P18">Outils hors ligne : Inkscape, balsamiq, gimp, libre office, visuel studio…</text:p>
      <text:p text:style-name="P19"/>
      <text:h text:style-name="P42" text:outline-level="2">Partie 2 : Réalisation</text:h>
      <text:p text:style-name="P36"><text:span text:style-name="T38">Cette partie sera </text:span><text:span text:style-name="T39">dédié </text:span><text:span text:style-name="T38">à réaliser durant les séances de TP puis à finir et à envoyer avant le 18 juin à votre professeur de TP.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Wingdings" svg:font-family="Wingdings" style:font-pitch="variable" style:font-charset="x-symbol"/>
    <style:font-face style:name="OpenSymbol1" svg:font-family="OpenSymbol, 'Arial Unicode MS'"/>
    <style:font-face style:name="Symbol1" svg:font-family="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Droid Sans Fallback" svg:font-family="'Droid Sans Fallback'" style:font-pitch="variable"/>
    <style:font-face style:name="FreeSans2" svg:font-family="FreeSans" style:font-pitch="variable"/>
    <style:font-face style:name="Ubuntu1" svg:font-family="Ubuntu" style:font-pitch="variable"/>
    <style:font-face style:name="Ubuntu" svg:font-family="Ubuntu" style:font-adornments="Gras" style:font-pitch="variable"/>
    <style:font-face style:name="Ubuntu Condensed" svg:font-family="'Ubuntu Condensed'" style:font-adornments="Gras"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fo:color="#1c1c1c"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3" style:display-name="Heading 3" style:family="paragraph" style:parent-style-name="Standard" style:next-style-name="Standard" style:default-outline-level="3" style:list-style-name="WW8Num1" style:class="text" style:master-page-name="">
      <style:paragraph-properties fo:margin-top="1cm" fo:margin-bottom="0.499cm" loext:contextual-spacing="false" style:page-number="auto" fo:keep-with-next="always" style:writing-mode="lr-tb"/>
      <style:text-properties style:font-name="Ubuntu Condensed" fo:font-family="'Ubuntu Condensed'" style:font-style-name="Gras" style:font-pitch="variable" fo:font-size="14pt" fo:font-weight="bold" style:font-size-asian="12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49cm" fo:margin-bottom="1cm" loext:contextual-spacing="false" style:page-number="auto" fo:break-before="page" style:writing-mode="lr-tb"/>
      <style:text-properties style:font-name="Ubuntu" fo:font-family="Ubuntu" style:font-style-name="Gras" style:font-pitch="variable" fo:font-size="140%" fo:font-weight="bold" style:font-size-asian="115%" style:font-weight-asian="bold" style:font-size-complex="115%" style:font-weight-complex="600"/>
    </style:style>
    <style:style style:name="Frame_20_contents" style:display-name="Frame contents" style:family="paragraph" style:parent-style-name="Standard" style:class="extra"/>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brut" style:display-name="Texte brut"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1" fo:font-family="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name-complex="OpenSymbol2" style:font-family-complex="OpenSymbol, 'Arial Unicode MS'" style:font-charset-complex="x-symbol"/>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re_20_Car" style:display-name="Titre C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itre_20_2_20_Car" style:display-name="Titre 2 Car" style:family="text">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itre_20_1_20_Car" style:display-name="Titre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e_20_brut_20_Car" style:display-name="Texte brut Car" style:family="tex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Police_20_par_20_défaut" style:display-name="Police par défaut"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language="fr" fo:country="FR" fo:font-weight="bold" style:font-size-asian="12pt" style:font-weight-asian="bold"/>
    </style:style>
    <style:style style:name="MT1" style:family="text">
      <style:text-properties officeooo:rsid="000ec21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office:automatic-styles>
  <office:master-styles>
    <style:master-page style:name="Standard" style:page-layout-name="Mpm1">
      <style:header>
        <text:p text:style-name="MP1"><text:span text:style-name="MT1">Projet</text:span> — Interface Homme Mach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scussion is an important part of this practical, so you will learn more if you do it in a scheduled lab, and less if skim through it on your own</dc:title>
    <meta:initial-creator>Dept of Computing Science</meta:initial-creator>
    <meta:creation-date>2005-02-04T17:25:00</meta:creation-date>
    <dc:creator>Nathanaël Martel</dc:creator>
    <dc:date>2018-01-31T09:38:42.700276130</dc:date>
    <meta:print-date>2005-02-04T14:42:00</meta:print-date>
    <meta:editing-cycles>76</meta:editing-cycles>
    <meta:editing-duration>PT5H39M1S</meta:editing-duration>
    <meta:generator>LibreOffice/5.4.2.2$Linux_X86_64 LibreOffice_project/40m0$Build-2</meta:generator>
    <meta:document-statistic meta:table-count="1" meta:image-count="0" meta:object-count="0" meta:page-count="5" meta:paragraph-count="59" meta:word-count="751" meta:character-count="4940" meta:non-whitespace-character-count="4251"/>
  </office:meta>
</office:document-meta>
</file>